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Calibri" fo:font-size="18pt" fo:font-weight="bold" officeooo:paragraph-rsid="000fc89d" style:font-name-asian="Courier New" style:font-size-asian="18pt" style:font-weight-asian="bold" style:font-name-complex="Courier New" style:font-size-complex="18pt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officeooo:paragraph-rsid="000fc89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size="24pt" fo:font-weight="bold" officeooo:paragraph-rsid="000fc89d" style:font-name-asian="Courier New" style:font-size-asian="24pt" style:font-weight-asian="bold" style:font-name-complex="Courier New" style:font-size-complex="24pt"/>
    </style:style>
    <style:style style:name="P4" style:family="paragraph" style:parent-style-name="Standard">
      <style:paragraph-properties fo:margin-top="0in" fo:margin-bottom="0in" loext:contextual-spacing="false"/>
      <style:text-properties style:font-name="Calibri" officeooo:paragraph-rsid="000fc89d"/>
    </style:style>
    <style:style style:name="P5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paragraph-rsid="000fc89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rsid="000fc89d" officeooo:paragraph-rsid="000fc89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rsid="000fc89d" officeooo:paragraph-rsid="000fc89d" style:font-name-asian="Courier New" style:font-size-asian="14pt" style:font-weight-asian="normal" style:font-name-complex="Courier New" style:font-size-complex="14pt" style:font-weight-complex="normal"/>
    </style:style>
    <style:style style:name="P8" style:family="paragraph" style:parent-style-name="Standard" style:list-style-name="L1">
      <style:paragraph-properties fo:margin-top="0in" fo:margin-bottom="0in" loext:contextual-spacing="false"/>
      <style:text-properties style:font-name="Calibri" fo:font-size="14pt" fo:font-weight="normal" officeooo:rsid="001118bd" officeooo:paragraph-rsid="001118bd" style:font-name-asian="Courier New" style:font-size-asian="14pt" style:font-weight-asian="normal" style:font-name-complex="Courier New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rsid="001118bd" officeooo:paragraph-rsid="001118bd" style:font-name-asian="Courier New" style:font-size-asian="14pt" style:font-weight-asian="normal" style:font-name-complex="Courier New" style:font-size-complex="14pt" style:font-weight-complex="normal"/>
    </style:style>
    <style:style style:name="P10" style:family="paragraph" style:parent-style-name="Standard" style:list-style-name="L2">
      <style:paragraph-properties fo:margin-top="0in" fo:margin-bottom="0in" loext:contextual-spacing="false"/>
      <style:text-properties style:font-name="Calibri" fo:font-size="14pt" fo:font-weight="normal" officeooo:rsid="001118bd" officeooo:paragraph-rsid="001118bd" style:font-name-asian="Courier New" style:font-size-asian="14pt" style:font-weight-asian="normal" style:font-name-complex="Courier New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rsid="00130279" officeooo:paragraph-rsid="00130279" style:font-name-asian="Courier New" style:font-size-asian="14pt" style:font-weight-asian="normal" style:font-name-complex="Courier New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rsid="00130279" officeooo:paragraph-rsid="0014905f" style:font-name-asian="Courier New" style:font-size-asian="14pt" style:font-weight-asian="normal" style:font-name-complex="Courier New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style:font-name="Calibri" fo:font-size="14pt" fo:font-weight="normal" officeooo:rsid="0014905f" officeooo:paragraph-rsid="0014905f" style:font-name-asian="Courier New" style:font-size-asian="14pt" style:font-weight-asian="normal" style:font-name-complex="Courier New" style:font-size-complex="14pt" style:font-weight-complex="normal"/>
    </style:style>
    <style:style style:name="P14" style:family="paragraph" style:parent-style-name="Standard" style:list-style-name="WWNum1">
      <style:paragraph-properties fo:margin-top="0.0138in" fo:margin-bottom="0.25in" loext:contextual-spacing="true" fo:line-height="100%" fo:keep-with-next="always">
        <style:tab-stops>
          <style:tab-stop style:position="0in"/>
        </style:tab-stops>
      </style:paragraph-properties>
      <style:text-properties style:font-name="Calibri" fo:font-size="24pt" style:text-underline-style="none" fo:font-weight="bold" officeooo:paragraph-rsid="000fc89d" style:font-size-asian="24pt" style:font-weight-asian="bold" style:font-size-complex="24pt"/>
    </style:style>
    <style:style style:name="P15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Calibri" fo:font-size="24pt" style:text-underline-style="none" fo:font-weight="bold" officeooo:paragraph-rsid="000fc89d" style:font-size-asian="24pt" style:font-weight-asian="bold" style:font-size-complex="24pt"/>
    </style:style>
    <style:style style:name="P16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Calibri" fo:font-size="30pt" fo:font-weight="bold" officeooo:paragraph-rsid="000fc89d" style:font-size-asian="30pt" style:font-weight-asian="bold" style:font-size-complex="30pt"/>
    </style:style>
    <style:style style:name="P17" style:family="paragraph" style:parent-style-name="Standard" style:list-style-name="WWNum1">
      <style:paragraph-properties fo:margin-top="0.0138in" fo:margin-bottom="0.25in" loext:contextual-spacing="true" fo:line-height="100%" fo:text-align="center" style:justify-single-word="false" fo:keep-with-next="always">
        <style:tab-stops>
          <style:tab-stop style:position="0in"/>
        </style:tab-stops>
      </style:paragraph-properties>
      <style:text-properties style:font-name="Calibri" fo:font-size="36pt" fo:font-style="italic" fo:font-weight="bold" officeooo:rsid="000fc89d" officeooo:paragraph-rsid="000fc89d" style:font-size-asian="36pt" style:font-style-asian="italic" style:font-weight-asian="bold" style:font-size-complex="36pt"/>
    </style:style>
    <style:style style:name="P18" style:family="paragraph" style:parent-style-name="Standard" style:list-style-name="WWNum1" style:master-page-name="Standard">
      <style:paragraph-properties fo:margin-top="0.0138in" fo:margin-bottom="0.25in" loext:contextual-spacing="true" fo:line-height="100%" style:page-number="1" fo:keep-with-next="always">
        <style:tab-stops>
          <style:tab-stop style:position="0in"/>
        </style:tab-stops>
      </style:paragraph-properties>
      <style:text-properties style:font-name="Calibri" fo:font-size="24pt" style:text-underline-style="none" fo:font-weight="bold" officeooo:paragraph-rsid="000fc89d" style:font-size-asian="24pt" style:font-weight-asian="bold" style:font-size-complex="24pt"/>
    </style:style>
    <style:style style:name="T1" style:family="text">
      <style:text-properties fo:font-size="24pt" fo:font-weight="bold" style:font-name-asian="Courier New" style:font-size-asian="24pt" style:font-weight-asian="bold" style:font-name-complex="Courier New" style:font-size-complex="24pt"/>
    </style:style>
    <style:style style:name="T2" style:family="text">
      <style:text-properties fo:color="#555555" fo:font-size="10.5pt" fo:font-weight="bold" fo:background-color="#ffffff" loext:char-shading-value="0" style:font-size-asian="10.5pt" style:font-weight-asian="bold" style:font-size-complex="10.5pt"/>
    </style:style>
    <style:style style:name="T3" style:family="text">
      <style:text-properties officeooo:rsid="000fc89d"/>
    </style:style>
    <style:style style:name="T4" style:family="text">
      <style:text-properties officeooo:rsid="000fc89d" style:font-name-asian="Courier New" style:font-name-complex="Courier New"/>
    </style:style>
    <style:style style:name="T5" style:family="text">
      <style:text-properties officeooo:rsid="00130279"/>
    </style:style>
    <style:style style:name="T6" style:family="text">
      <style:text-properties officeooo:rsid="001490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6508994599774870" text:style-name="WWNum1">
        <text:list-item>
          <text:p text:style-name="P18">Προγραμματισμός (Ε)</text:p>
        </text:list-item>
        <text:list-item>
          <text:p text:style-name="P14">ΕΡΓΑΣΙΑ <text:span text:style-name="T3">2</text:span></text:p>
        </text:list-item>
        <text:list-item>
          <text:p text:style-name="P15"/>
        </text:list-item>
        <text:list-item>
          <text:p text:style-name="P16"/>
        </text:list-item>
        <text:list-item>
          <text:p text:style-name="P17">ΒΑΣΙΚΑ ΣΤΟΙΧΕΙΑ</text:p>
        </text:list-item>
      </text:list>
      <text:p text:style-name="P4"/>
      <text:p text:style-name="P4"/>
      <text:p text:style-name="P2"><text:span text:style-name="T1">Μαρία Φράγκου </text:span><text:span text:style-name="T2">151159</text:span></text:p>
      <text:p text:style-name="P2"><text:span text:style-name="T1">Χαράλαμπος Πανταζής </text:span><text:span text:style-name="T2">161029</text:span></text:p>
      <text:p text:style-name="P3">Α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5"><text:span text:style-name="T4">1)</text:span></text:p>
      <text:p text:style-name="P5"><text:soft-page-break/>Μια μεταβλητή <text:span text:style-name="T3">ε</text:span>ίναι μια<text:span text:style-name="T3"> </text:span>θέση μνήμης με συγκεκριμένο όνομα. Το περιεχόμενο της θέσης μνήμης είναι η τιμή της μεταβλητής.</text:p>
      <text:p text:style-name="P6"/>
      <text:p text:style-name="P6">Μία σταθερά προκαθορίζεται με μια τιμή και δεν την αλλάζει κατά την εκτέλεση του προγράμματος. </text:p>
      <text:p text:style-name="P7"/>
      <text:p text:style-name="P7">Βασικά χαρακτηριστικά μιας μεταβλητής:</text:p>
      <text:list xml:id="list9011586074650778418" text:style-name="L1">
        <text:list-item>
          <text:p text:style-name="P8">Έχει όνομα το οποίο είναι μοναδικό.</text:p>
        </text:list-item>
        <text:list-item>
          <text:p text:style-name="P8">Έχει αρχική τιμή, η οποία όμως μπορεί να αλλάξει.</text:p>
        </text:list-item>
        <text:list-item>
          <text:p text:style-name="P8">Η προσπέλαση της τιμής της γίνεται άμεσα</text:p>
        </text:list-item>
      </text:list>
      <text:p text:style-name="P9"/>
      <text:p text:style-name="P9">Κάθε μεταβλητή και σταθερά αντιπροσωπέυει συγκεκριμένο τύπο δεδομένων.</text:p>
      <text:p text:style-name="P9"/>
      <text:p text:style-name="P9">Παραδείγματα σταθερών διαφόρων τύπων δεδομένων:</text:p>
      <text:list xml:id="list6189558207863382910" text:style-name="L2">
        <text:list-item>
          <text:p text:style-name="P10">int, #define CHAR_SIZE 255</text:p>
        </text:list-item>
        <text:list-item>
          <text:p text:style-name="P10">char, #define NAME Ann</text:p>
        </text:list-item>
        <text:list-item>
          <text:p text:style-name="P10">float, #define STH 3.14</text:p>
        </text:list-item>
        <text:list-item>
          <text:p text:style-name="P10">double, #define PI 3.14159265</text:p>
        </text:list-item>
      </text:list>
      <text:p text:style-name="P9"/>
      <text:p text:style-name="P9"/>
      <text:p text:style-name="P9">2) <text:span text:style-name="T5">Standard είσοδος είναι το επιλεγμένο( implementation specific ) stream από το οποίο ένα πρόγραμμα πέρνει την είσοδο του. Στη C λόγω της συνάφείας της με τα Unixoids αυτό είναι η γραμμή εντολών( keyboard, user input ).</text:span></text:p>
      <text:p text:style-name="P11">Standard έξοδος ενός προγράμματος είναι το επιλεγμένο stream στο οποίο το πρόγραμμα εμφανίζει τα αποτέσματά του. Επίσης στη C αυτό είναι το CLI.</text:p>
      <text:p text:style-name="P11"/>
      <text:p text:style-name="P12">Στον C προγραμματισμό( αν είναι δυνατόν ), οι κύριες συναρτήσεις χειρισμού io είναι η print<text:span text:style-name="T6">f και</text:span> η scanf.</text:p>
      <text:p text:style-name="P12">scanf διαβάζει κάτι βάσει των modifiers που την έχουμε τροφοδοτήσει. </text:p>
      <text:p text:style-name="P13">Printf εκτυπώνει κάτι παραμετριακά βάσει των modifiers της.</text:p>
      <text:p text:style-name="P13"/>
      <text:p text:style-name="P13">3) null</text:p>
      <text:p text:style-name="P13">4) Ass2_4.c</text:p>
      <text:p text:style-name="P13">5) Ass2_5.c</text:p>
      <text:p text:style-name="P13">6) Ass2_6.c</text:p>
      <text:p text:style-name="P13"/>
      <text:p text:style-name="P13">Extra:</text:p>
      <text:p text:style-name="P13">1) Πρόκειται για διαφορά μεταξύ bitwise operators και λογικών opera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text-position="0% 100%" fo:font-size="36pt" fo:font-weight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5:05:06.617988340</meta:creation-date>
    <dc:date>2016-10-26T06:13:25.923043177</dc:date>
    <meta:editing-duration>PT5M26S</meta:editing-duration>
    <meta:editing-cycles>1</meta:editing-cycles>
    <meta:generator>LibreOffice/5.2.1.2$Linux_X86_64 LibreOffice_project/20m0$Build-2</meta:generator>
    <meta:document-statistic meta:table-count="0" meta:image-count="0" meta:object-count="0" meta:page-count="2" meta:paragraph-count="32" meta:word-count="225" meta:character-count="1413" meta:non-whitespace-character-count="1218"/>
  </office:meta>
</office:document-meta>
</file>